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language="fr" fo:country="FR" style:font-size-asian="11pt" style:font-size-complex="11pt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Text_20_body" style:list-style-name="L1">
      <style:text-properties fo:font-size="11pt" style:font-size-asian="11pt" style:font-size-complex="11pt"/>
    </style:style>
    <style:style style:name="P10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Text_20_body">
      <style:text-properties fo:font-size="10pt" style:font-size-asian="10pt" style:font-size-complex="10pt"/>
    </style:style>
    <style:style style:name="P12" style:family="paragraph" style:parent-style-name="Text_20_body"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cc"/>
    </style:style>
    <style:style style:name="T4" style:family="text">
      <style:text-properties fo:color="#0000cc" fo:font-size="9pt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mart GateWay User Guide</text:p>
      <text:p text:style-name="P1"/>
      <text:p text:style-name="P2">Air Conditioner Solar Management System</text:p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">1.Insertion dans l'ensemble du système<text:tab/>2</text:p>
          <text:p text:style-name="P6">2.Affichage LCD <text:tab/>3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Insertion dans l'ensemble du système</text:h>
      <text:p text:style-name="P4">SysML</text:p>
      <text:p text:style-name="P4">Rôle</text:p>
      <text:p text:style-name="P7"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soft-page-break/>Initialisation des variables du sytème </text:h>
      <text:p text:style-name="P8"/>
      <text:p text:style-name="P8">Lors du démarrage, plusieurs variables sont initialisées :</text:p>
      <text:list xml:id="list6020770560939814529" text:style-name="L1">
        <text:list-item>
          <text:p text:style-name="P9">les variables associées au<text:span text:style-name="T2"> RmDv</text:span>,</text:p>
        </text:list-item>
        <text:list-item>
          <text:p text:style-name="P9">la variable <text:s/><text:span text:style-name="T2">DFH_CentralData</text:span>. </text:p>
        </text:list-item>
      </text:list>
      <text:p text:style-name="P10">L'horloge système doit aussi être mise à jour, <text:span text:style-name="T2">TimeStampClock</text:span> (dans le module <text:span text:style-name="T2">TimeStampManagement.c/.h</text:span>)</text:p>
      <text:h text:style-name="Heading_20_2" text:outline-level="2">La variable <text:span text:style-name="T2">DFH_CentralData</text:span></text:h>
      <text:p text:style-name="P11"><text:tab/><text:span text:style-name="T5">TimeStampTypedef LastHMITimeStamp = </text:span><text:span text:style-name="T4">1 Jan 2024, 12h00 00sec<text:tab/></text:span><text:span text:style-name="T5"><text:tab/><text:tab/></text:span></text:p>
      <text:p text:style-name="P12"><text:tab/>DFH_HMIMode Mode = <text:span text:style-name="T3">HMI_Mode_Program</text:span><text:tab/><text:tab/><text:tab/><text:tab/><text:tab/></text:p>
      <text:p text:style-name="P12"><text:tab/>DFH_AutoModeDataTypedef Auto </text:p>
      <text:p text:style-name="P12"><text:tab/><text:tab/>float TempMinExt = <text:span text:style-name="T3">10.0</text:span><text:tab/><text:tab/><text:tab/><text:tab/><text:tab/><text:tab/><text:tab/>float PowExcessStart = <text:span text:style-name="T3">500.0</text:span></text:p>
      <text:p text:style-name="P12"><text:tab/><text:tab/>float PowExcessStop = <text:span text:style-name="T3">200.0</text:span></text:p>
      <text:p text:style-name="P12"><text:tab/><text:tab/>char ClimPrio[4]={4,3,2,1};<text:tab/><text:tab/><text:tab/><text:tab/><text:tab/><text:tab/><text:tab/>short int TempMinHC = <text:span text:style-name="T3">18</text:span></text:p>
      <text:p text:style-name="P12"><text:tab/><text:tab/>short int TempMinHP = <text:span text:style-name="T3">18<text:tab/></text:span><text:tab/><text:tab/><text:tab/><text:tab/></text:p>
      <text:p text:style-name="P12"><text:tab/>DFH_ProgramModeDataTypedef Program;</text:p>
      <text:p text:style-name="P12"><text:tab/><text:tab/>char Temperature_6h[4] = <text:span text:style-name="T3">{0,0,0,0} // stop cmde </text:span></text:p>
      <text:p text:style-name="P12"><text:tab/><text:tab/>char Temperature_8h[4] = <text:span text:style-name="T3">{0,0,0,0} // stop cmde </text:span></text:p>
      <text:p text:style-name="P12"><text:tab/><text:tab/>char Temperature_10h[4] <text:s/>= <text:span text:style-name="T3">{0,0,0,0} // stop cmde </text:span></text:p>
      <text:p text:style-name="P12"><text:tab/><text:tab/>char Temperature_15h[4]= <text:span text:style-name="T3">{0,0,0,0} // stop cmde </text:span></text:p>
      <text:p text:style-name="P12"><text:tab/><text:tab/>char Temperature_18h[4] = <text:span text:style-name="T3">{0,0,0,0} // stop cmde </text:span></text:p>
      <text:p text:style-name="P12"><text:tab/><text:tab/>char Temperature_23h[4] =<text:span text:style-name="T3">{0,0,0,0} // stop cmde </text:span><text:tab/><text:tab/><text:tab/><text:tab/></text:p>
      <text:p text:style-name="P12"><text:tab/>DFH_HollidaysModeDataTypedef Hollidays;<text:tab/><text:tab/><text:tab/></text:p>
      <text:p text:style-name="P12"><text:tab/><text:tab/>char Mode = <text:span text:style-name="T3">HMI_Mode_Program</text:span><text:tab/></text:p>
      <text:p text:style-name="P12"><text:tab/><text:tab/>char TempHG_bleu<text:span text:style-name="T3"> = 0 // stop cmde </text:span></text:p>
      <text:p text:style-name="P12"><text:tab/><text:tab/>char TempHG_blanc <text:span text:style-name="T3"><text:s/>= 0 // stop cmde </text:span></text:p>
      <text:p text:style-name="P12"><text:tab/><text:tab/>char TempHG_rouge<text:span text:style-name="T3"> = 0 // stop cmde </text:span></text:p>
      <text:p text:style-name="P12"><text:tab/><text:tab/>TimeStampTypedef ArrivalDate = <text:span text:style-name="T3">2 Jan 2024, 12h00 00sec<text:tab/></text:span></text:p>
      <text:p text:style-name="P12"><text:tab/>DFH_PowDataOptTypedef OptPowData;<text:tab/><text:tab/><text:tab/><text:tab/><text:tab/><text:tab/><text:tab/>float PowExcess = <text:span text:style-name="T3">1000.0</text:span><text:tab/><text:tab/><text:tab/><text:tab/><text:tab/><text:tab/></text:p>
      <text:p text:style-name="P12"><text:tab/><text:tab/>float PowL1_Home = <text:span text:style-name="T3">100.0</text:span></text:p>
      <text:p text:style-name="P12"><text:tab/><text:tab/>float PowInverter = <text:span text:style-name="T3">1000.0</text:span></text:p>
      <text:p text:style-name="P12"><text:tab/><text:tab/>char <text:s/>ReapeatBeep = <text:span text:style-name="T3">0</text:span></text:p>
      <text:p text:style-name="P12"><text:tab/><text:tab/>char <text:s/>PrioVE = <text:span text:style-name="T3">0</text:span></text:p>
      <text:p text:style-name="P12"><text:tab/><text:tab/>char <text:s/>CoupureNuit = <text:span text:style-name="T3">0</text:span></text:p>
      <text:p text:style-name="P12"><text:tab/><text:tab/>char <text:s/>CouleurTempo <text:s/>= <text:span text:style-name="T3">1</text:span> (Bleu)<text:tab/></text:p>
      <text:p text:style-name="P11"><text:tab/><text:tab/><text:tab/><text:tab/><text:tab/><text:tab/><text:tab/><text:tab/><text:tab/><text:tab/><text:tab/><text:tab/><text:tab/><text:tab/><text:tab/><text:tab/></text:p>
      <text:p text:style-name="P11"><text:soft-page-break/></text:p>
      <text:p text:style-name="P11"/>
      <text:p text:style-name="P11"/>
      <text:p text:style-name="P11"/>
      <text:p text:style-name="P11"/>
      <text:p text:style-name="P8">typedef struct </text:p>
      <text:p text:style-name="P8">{</text:p>
      <text:p text:style-name="P8"><text:tab/>/*réception*/</text:p>
      <text:p text:style-name="P8"><text:tab/>float Temperature;</text:p>
      <text:p text:style-name="P8"><text:tab/>RmDv_TelecoIR_Cmde LastTempSet;</text:p>
      <text:p text:style-name="P8"><text:tab/>RmDv_WarningCode Status;</text:p>
      <text:p text:style-name="P8"><text:tab/>RmDv_WkUp_CurrentState PrevState;</text:p>
      <text:p text:style-name="P8"><text:tab/></text:p>
      <text:p text:style-name="P8"><text:tab/>/*émission*/</text:p>
      <text:p text:style-name="P8"><text:tab/>RmDv_TelecoIR_Cmde NewTempSet;</text:p>
      <text:p text:style-name="P8"><text:tab/>Delay_Typedef Delay;</text:p>
      <text:p text:style-name="P8"><text:tab/></text:p>
      <text:p text:style-name="P8"><text:tab/>/* variable d'état */</text:p>
      <text:p text:style-name="P8"><text:tab/>char ID;</text:p>
      <text:p text:style-name="P8"><text:tab/>char ReadyToRead;</text:p>
      <text:p text:style-name="P8"><text:tab/></text:p>
      <text:p text:style-name="P8">}RmDvDataTypedef;<text:tab/><text:tab/><text:tab/></text:p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Affichage LCD 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4</text:page-number>/<text:page-count>4</text:page-count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8-21T22:10:57.49</dc:date>
    <meta:editing-duration>P9DT18H57M21S</meta:editing-duration>
    <meta:editing-cycles>204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0" meta:object-count="0" meta:page-count="4" meta:paragraph-count="63" meta:word-count="246" meta:character-count="1923"/>
    <meta:user-defined meta:name="Info 1"/>
    <meta:user-defined meta:name="Info 2"/>
    <meta:user-defined meta:name="Info 3"/>
    <meta:user-defined meta:name="Info 4"/>
  </office:meta>
</office:document-meta>
</file>